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es &amp; 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are a bit flimsy to work in long routes unprotected however for small routes are ok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cannot hold much current but is enough to power electronics and processors if lower than 2A absolute max (1A max recommended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JST GH series connectors are not as prevalent and is difficult to get a hold of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ingle cable solutions should be much more standard such as true USBC non proprietary connections compared to rigid simpler system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tray cabling leads to unclean, unprofessional and unfinished product aesthetic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High print height results in the need for excessive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LA and PLA+ is very difficult to sand even with 200 grit, ASA is much easier to sand, testing different plastic sand-abilities will be usefu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rinting at 0.08mm reduces and even eliminates sanding requirements however it does lead to weaker parts with current setting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All internal LEDs must be physically covered as it reflects on transparent surfaces and prevents the user from seeing ou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lights include things like OLED displays which has to have a cover or a way to prevent this glare from develop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displays using privacy screen protections which may work here to prevent light from spreading sideways and preventing gla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teel struts for scale retention makes it too stiff across side to side forces and reduces head locomo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port does not auto align and is difficult to quickly attach and detach however the magnetically aligned steel guided connectors have some potent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Data and power through cables work however does not allow quick connection of the scales to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White, translucent or thin plastics used for the scales make the individual LEDs show up and not properly diffuse the light using dist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Front scales and back scales have the exact same hardware issues where the steel struts prevent fluid movem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attachment between the front and back scales is very unstable and lacks high connection/disconnection cycle c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The scale attachment between the front and back makes it not auto align and separates causing gaps if you rotate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the surface does work however, it requires sanding, priming and then spray painting in a dust free zon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hen spray painting, do a thin coat (misting) then a thicker coat which you should visibly see the build up (10cm + rapid movement) but not too much it drip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To prevent a crusty finish, make sure the surface is clean and dust fre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et sand with 200 grit to remove layer lines, follow with 400 grit to clear the scratches, then rinse and dry for a clean, prepared surfa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Using gap filler is fine and does adhere well to 3d prints, however allowing it to fully dry and cure is best to prevent chunks from falling off when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Clear coats are very easy to apply as they are clear however it is more difficult to see how thick the actual layer is, apply it like normal spray pai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.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’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20:31:25.52246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19T20:45:29.487044200</dc:date>
    <meta:editing-duration>P4DT18H50M6S</meta:editing-duration>
    <meta:editing-cycles>83</meta:editing-cycles>
    <meta:generator>LibreOffice/25.2.6.2$Windows_X86_64 LibreOffice_project/729c5bfe710f5eb71ed3bbde9e06a6065e9c6c5d</meta:generator>
    <meta:document-statistic meta:table-count="1" meta:cell-count="255" meta:object-count="0"/>
  </office:meta>
</office:document-meta>
</file>